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11.75mm"/>
    </style:style>
    <style:style style:name="co3" style:family="table-column">
      <style:table-column-properties fo:break-before="auto" style:column-width="28.93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7.87mm"/>
    </style:style>
    <style:style style:name="co6" style:family="table-column">
      <style:table-column-properties fo:break-before="auto" style:column-width="47.6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14.73mm" fo:break-before="auto" style:use-optimal-row-height="true"/>
    </style:style>
    <style:style style:name="ro12" style:family="table-row">
      <style:table-row-properties style:row-height="15.61mm" fo:break-before="auto" style:use-optimal-row-height="false"/>
    </style:style>
    <style:style style:name="ro13" style:family="table-row">
      <style:table-row-properties style:row-height="5.26mm" fo:break-before="auto" style:use-optimal-row-height="true"/>
    </style:style>
    <style:style style:name="ro14" style:family="table-row">
      <style:table-row-properties style:row-height="10.05mm" fo:break-before="auto" style:use-optimal-row-height="true"/>
    </style:style>
    <style:style style:name="ro15" style:family="table-row">
      <style:table-row-properties style:row-height="9.79mm" fo:break-before="auto" style:use-optimal-row-height="false"/>
    </style:style>
    <style:style style:name="ro16" style:family="table-row">
      <style:table-row-properties style:row-height="14.82mm" fo:break-before="auto" style:use-optimal-row-height="true"/>
    </style:style>
    <style:style style:name="ro17" style:family="table-row">
      <style:table-row-properties style:row-height="16.4mm" fo:break-before="auto" style:use-optimal-row-height="false"/>
    </style:style>
    <style:style style:name="ro18" style:family="table-row">
      <style:table-row-properties style:row-height="14.29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Linked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e2ef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5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2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Excel_20_Built-in_20_Linked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double-thin #3f3f3f" style:border-line-width="0.18mm 0.26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5" style:family="table-cell" style:parent-style-name="Excel_20_Built-in_20_Check_20_Cell" style:data-style-name="N0">
      <style:table-cell-properties fo:border-bottom="1.76pt double-thin #3f3f3f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3f3f3f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7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3" style:family="table-cell" style:parent-style-name="Excel_20_Built-in_20_Check_20_Cell" style:data-style-name="N0">
      <style:table-cell-properties fo:border-bottom="1.76pt double-thin #3f3f3f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3f3f3f" style:border-line-width-right="0.18mm 0.26mm 0.18mm" style:rotation-angle="0" style:rotation-align="none" style:shrink-to-fit="false" fo:border-top="1.76pt double-thin #3f3f3f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double-thin #000000" style:border-line-width="0.18mm 0.26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20_Built-in_20_Check_20_Cell" style:data-style-name="N0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Excel_20_Built-in_20_Check_20_Cell" style:data-style-name="N0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1.76pt double-thin #000000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5 Sprint - Material Escolar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Contador e Coleta do item Material Escolar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Contador e Coleta do item Material Escolar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7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7"/>
          <table:table-cell table:number-columns-repeated="1004"/>
        </table:table-row>
        <table:table-row table:style-name="ro3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Soma 1 item toda vez que colidir com qualquer material escolar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5" office:value-type="string" calcext:value-type="string" table:number-columns-spanned="4" table:number-rows-spanned="1">
            <text:p>O Contador soma <text:s/>valores diferentes</text:p>
          </table:table-cell>
          <table:covered-table-cell table:number-columns-repeated="3" table:style-name="ce89"/>
          <table:table-cell table:style-name="ce85" office:value-type="string" calcext:value-type="string" table:number-columns-spanned="4" table:number-rows-spanned="1">
            <text:p>Foi alterado a posição dos sprites e o sistema reconheceu e atualizou automaticamente</text:p>
          </table:table-cell>
          <table:covered-table-cell table:number-columns-repeated="3" table:style-name="ce69"/>
          <table:table-cell table:number-columns-repeated="1004"/>
        </table:table-row>
        <table:table-row table:style-name="ro4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É necessário coletar pelo menos 10 itens para concluir a fase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  <table:table-cell table:number-columns-repeated="1004"/>
        </table:table-row>
        <table:table-row table:style-name="ro4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Contador de itens deve mostrar a soma 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3"/>
          <table:table-cell table:style-name="ce96"/>
          <table:table-cell table:style-name="ce98" table:number-columns-repeated="4"/>
          <table:table-cell table:style-name="ce55"/>
          <table:table-cell table:number-columns-repeated="1003"/>
        </table:table-row>
        <table:table-row table:style-name="ro5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67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4"/>
          <table:table-cell table:style-name="ce95" table:number-columns-repeated="7"/>
          <table:table-cell table:number-columns-repeated="1003"/>
        </table:table-row>
        <table:table-row table:style-name="ro6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João</text:p>
          </table:table-cell>
          <table:table-cell table:style-name="ce72" office:value-type="date" office:date-value="2020-06-01" calcext:value-type="date">
            <text:p>1/6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João</text:p>
          </table:table-cell>
          <table:table-cell table:style-name="ce72" office:value-type="date" office:date-value="2020-06-01" calcext:value-type="date">
            <text:p>1/6/2020</text:p>
          </table:table-cell>
          <table:table-cell table:style-name="ce73" office:value-type="string" calcext:value-type="string" table:number-columns-spanned="2" table:number-rows-spanned="1">
            <text:p>Atende Parcialment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João</text:p>
          </table:table-cell>
          <table:table-cell table:style-name="ce72" office:value-type="date" office:date-value="2020-06-01" calcext:value-type="date">
            <text:p>1/6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style-name="ce55"/>
          <table:table-cell table:number-columns-repeated="1002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4"/>
          <table:table-cell table:style-name="ce98" table:number-columns-repeated="4"/>
          <table:table-cell table:style-name="ce55" table:number-columns-repeated="2"/>
          <table:table-cell table:number-columns-repeated="1002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7">
          <table:table-cell/>
          <table:table-cell table:style-name="ce40" office:value-type="string" calcext:value-type="string" table:number-columns-spanned="8" table:number-rows-spanned="7">
            <text:p>2- O Contador soma “1” para os itens caneta e borracha e demais itens está somando “2”</text:p>
          </table:table-cell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8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55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 Sprint - Mãe" table:style-name="ta2">
        <office:forms form:automatic-focus="false" form:apply-design-mode="false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4" table:default-cell-style-name="Default"/>
        <table:table-row table:style-name="ro10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Mãe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NPC – Mãe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7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7"/>
        </table:table-row>
        <table:table-row table:style-name="ro11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deve se movimentar em direção ao Jonathan assim que ele coletar um item proibido</text:p>
          </table:table-cell>
          <table:covered-table-cell table:number-columns-repeated="2" table:style-name="ce85"/>
          <table:covered-table-cell table:style-name="ce25"/>
          <table:table-cell table:number-columns-repeated="3"/>
          <table:table-cell table:style-name="ce85" office:value-type="string" calcext:value-type="string" table:number-columns-spanned="4" table:number-rows-spanned="1">
            <text:p>O Npc segue o personagem assim que ele coleta 1 item proibido</text:p>
          </table:table-cell>
          <table:covered-table-cell table:number-columns-repeated="3" table:style-name="ce89"/>
          <table:table-cell table:style-name="ce85" office:value-type="string" calcext:value-type="string" table:number-columns-spanned="4" table:number-rows-spanned="1">
            <text:p>bug em análise para desenvolvimento de uma solução, para a versão beta será mantido esse status.</text:p>
          </table:table-cell>
          <table:covered-table-cell table:number-columns-repeated="3" table:style-name="ce85"/>
        </table:table-row>
        <table:table-row table:style-name="ro5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deve alcançar o Jonathan quando coletado dois itens proibidos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</table:table-row>
        <table:table-row table:style-name="ro12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não alcança o Jonathan se ele coletar dois itens proibidos mas tenha coletado um item “bala”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11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alcança o Jonathan se ele coletar três itens proibidos mas tenha coletado somente um item “bala”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5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1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68"/>
          <table:table-cell table:number-columns-repeated="11"/>
        </table:table-row>
        <table:table-row table:style-name="ro2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3" office:value-type="string" calcext:value-type="string" table:number-columns-spanned="2" table:number-rows-spanned="1">
            <text:p>Atende parcialment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3" office:value-type="string" calcext:value-type="string" table:number-columns-spanned="2" table:number-rows-spanned="1">
            <text:p>Não implementado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32" office:value-type="date" office:date-value="2020-05-04" calcext:value-type="date">
            <text:p>4/5/2020</text:p>
          </table:table-cell>
          <table:table-cell table:style-name="ce73" office:value-type="string" calcext:value-type="string" table:number-columns-spanned="2" table:number-rows-spanned="1">
            <text:p>Não implementado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0" office:value-type="string" calcext:value-type="string" table:number-columns-spanned="8" table:number-rows-spanned="4">
            <text:p>2- O Npc segue o personagem assim que ele coleta 1 item proibido</text:p>
          </table:table-cell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55" table:number-columns-repeated="8"/>
          <table:table-cell table:number-columns-repeated="11"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4 Sprint - Cenário" table:style-name="ta2">
        <office:forms form:automatic-focus="false" form:apply-design-mode="false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4" table:default-cell-style-name="Default"/>
        <table:table-row table:style-name="ro10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86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90"/>
          <table:covered-table-cell table:style-name="ce9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Cenário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Cenário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7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7"/>
        </table:table-row>
        <table:table-row table:style-name="ro11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Não pode haver conflitos entre imagens (devem estar sobrepostas de forma harmoniosa)</text:p>
          </table:table-cell>
          <table:covered-table-cell table:number-columns-repeated="2" table:style-name="ce85"/>
          <table:covered-table-cell table:style-name="ce25"/>
          <table:table-cell table:number-columns-repeated="3"/>
          <table:table-cell table:style-name="ce88" table:number-columns-spanned="4" table:number-rows-spanned="1"/>
          <table:covered-table-cell table:number-columns-repeated="3" table:style-name="ce89"/>
          <table:table-cell table:style-name="ce85" table:number-columns-spanned="4" table:number-rows-spanned="1"/>
          <table:covered-table-cell table:number-columns-repeated="3" table:style-name="ce85"/>
        </table:table-row>
        <table:table-row table:style-name="ro13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Não poderá ter imagens cortadas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</table:table-row>
        <table:table-row table:style-name="ro13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personagem não pode “flutuar” no cenário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1"/>
        </table:table-row>
        <table:table-row table:style-name="ro14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11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68"/>
          <table:table-cell table:number-columns-repeated="11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6-08" calcext:value-type="date">
            <text:p>8/6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6-08" calcext:value-type="date">
            <text:p>8/6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6-08" calcext:value-type="date">
            <text:p>8/6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0" table:number-columns-spanned="8" table:number-rows-spanned="4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55" table:number-columns-repeated="8"/>
          <table:table-cell table:number-columns-repeated="11"/>
        </table:table-row>
        <table:table-row table:style-name="ro2" table:number-rows-repeated="104854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2 Sprint - tela de acess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Tela de Acesso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1015"/>
        </table:table-row>
        <table:table-row table:style-name="ro15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botão “início” deve recarregar a página inicial do jogo</text:p>
          </table:table-cell>
          <table:covered-table-cell table:number-columns-repeated="2" table:style-name="ce85"/>
          <table:covered-table-cell table:style-name="ce25"/>
          <table:table-cell table:number-columns-repeated="1015"/>
        </table:table-row>
        <table:table-row table:style-name="ro13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botão “sair” deve sair do jog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3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s botões são de fácil acess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3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Layout condiz com o tema 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5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Cores e elementos devem conversar harmonicamente ( letras, imagens e botões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3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úsica deve tocar enquanto permanece na tel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5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6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27" calcext:value-type="date">
            <text:p>27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27" calcext:value-type="date">
            <text:p>27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27" calcext:value-type="date">
            <text:p>27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27" calcext:value-type="date">
            <text:p>27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27" calcext:value-type="date">
            <text:p>27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27" calcext:value-type="date">
            <text:p>27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7">
          <table:table-cell/>
          <table:table-cell table:style-name="ce44" table:number-columns-spanned="8" table:number-rows-spanned="4"/>
          <table:covered-table-cell table:number-columns-repeated="6" table:style-name="ce63"/>
          <table:covered-table-cell table:style-name="ce81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perda de vida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7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7"/>
          <table:table-cell table:number-columns-repeated="1004"/>
        </table:table-row>
        <table:table-row table:style-name="ro15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77" office:value-type="string" calcext:value-type="string" table:number-columns-spanned="4" table:number-rows-spanned="1">
            <text:p>Perder “1” vida ao colidir com "cachorro"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5" office:value-type="string" calcext:value-type="string" table:number-columns-spanned="4" table:number-rows-spanned="1">
            <text:p>O contador “vida” está somando </text:p>
          </table:table-cell>
          <table:covered-table-cell table:number-columns-repeated="3" table:style-name="ce89"/>
          <table:table-cell table:style-name="ce85" office:value-type="string" calcext:value-type="string" table:number-columns-spanned="4" table:number-rows-spanned="1">
            <text:p>Foi inserido uma sequencia de “if” para a vida, assim toda vez será subtraído “1” vida quando ele morrer pela primeira vez, “2”vida quando morrer pela segunda vez, “3” vida quando morrer pela terceira vez e assim sucessivamente.</text:p>
          </table:table-cell>
          <table:covered-table-cell table:number-columns-repeated="3" table:style-name="ce85"/>
          <table:table-cell table:number-columns-repeated="1004"/>
        </table:table-row>
        <table:table-row table:style-name="ro3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iniciar o nível deve começar com “3” de vida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  <table:table-cell table:number-columns-repeated="1004"/>
        </table:table-row>
        <table:table-row table:style-name="ro14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6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4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5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Contador de vidas deve mostrar a subtração de vidas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3"/>
          <table:table-cell table:style-name="ce96"/>
          <table:table-cell table:style-name="ce98" table:number-columns-repeated="4"/>
          <table:table-cell table:style-name="ce55"/>
          <table:table-cell table:number-columns-repeated="1003"/>
        </table:table-row>
        <table:table-row table:style-name="ro5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4"/>
          <table:table-cell table:style-name="ce95" table:number-columns-repeated="7"/>
          <table:table-cell table:number-columns-repeated="1003"/>
        </table:table-row>
        <table:table-row table:style-name="ro6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Não aten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style-name="ce55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Não atende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Não atende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4"/>
          <table:table-cell table:style-name="ce98" table:number-columns-repeated="4"/>
          <table:table-cell table:style-name="ce55" table:number-columns-repeated="2"/>
          <table:table-cell table:number-columns-repeated="1002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7">
          <table:table-cell/>
          <table:table-cell table:style-name="ce40" office:value-type="string" calcext:value-type="string" table:number-columns-spanned="8" table:number-rows-spanned="7">
            <text:p> -  Quando perde vidas, o jogo reinicia contando mais “3” de vida.</text:p>
            <text:p/>
            <text:p> </text:p>
          </table:table-cell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8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55" table:number-columns-repeated="8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<text:s/>Perda de Vida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1015"/>
        </table:table-row>
        <table:table-row table:style-name="ro14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6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4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015"/>
        </table:table-row>
        <table:table-row table:style-name="ro14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67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1015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68"/>
          <table:table-cell table:number-columns-repeated="1015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1015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02" calcext:value-type="date">
            <text:p>2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015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015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015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015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9">
          <table:table-cell/>
          <table:table-cell table:style-name="ce40" table:number-columns-spanned="8" table:number-rows-spanned="8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vida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Contador e Ganho de vida 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1015"/>
        </table:table-row>
        <table:table-row table:style-name="ro3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Ganhar “1” vida toda vez que colidir com o item "bala"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7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Quando iniciar o nível com “3” de vida e o jogador coletar “1” item, ele deve somar passando a ter “4” e assim sucessivamente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8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Quando reiniciar com “2” de vida e o jogador coletar “1” item, ele deve somar passando a ter “3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1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Quando reiniciar com “1” de vida e o jogador coletar “1” item, ele deve somar passando a ter “2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1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Quando reiniciar com “0” de vida e o jogador coletar “1” item, ele deve somar passando a ter “1” de vid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3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59"/>
          <table:table-cell table:style-name="ce25" office:value-type="string" calcext:value-type="string" table:number-columns-spanned="4" table:number-rows-spanned="1">
            <text:p>Contador de vidas deve mostrar a soma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3"/>
          <table:table-cell table:style-name="ce96"/>
          <table:table-cell table:style-name="ce98" table:number-columns-repeated="4"/>
          <table:table-cell table:style-name="ce55"/>
          <table:table-cell table:number-columns-repeated="1003"/>
        </table:table-row>
        <table:table-row table:style-name="ro5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67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4"/>
          <table:table-cell table:style-name="ce95" table:number-columns-repeated="7"/>
          <table:table-cell table:number-columns-repeated="1003"/>
        </table:table-row>
        <table:table-row table:style-name="ro6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style-name="ce55"/>
          <table:table-cell table:number-columns-repeated="1002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2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7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4"/>
          <table:table-cell table:style-name="ce98" table:number-columns-repeated="4"/>
          <table:table-cell table:style-name="ce55" table:number-columns-repeated="2"/>
          <table:table-cell table:number-columns-repeated="1002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7">
          <table:table-cell/>
          <table:table-cell table:style-name="ce40" table:number-columns-spanned="8" table:number-rows-spanned="7"/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8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55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Sprint - cã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Cão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1015"/>
        </table:table-row>
        <table:table-row table:style-name="ro15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cão deve morrer quando o personagem pular sobre ele</text:p>
          </table:table-cell>
          <table:covered-table-cell table:number-columns-repeated="2" table:style-name="ce85"/>
          <table:covered-table-cell table:style-name="ce25"/>
          <table:table-cell table:number-columns-repeated="1015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3"/>
          <table:table-cell table:style-name="ce96"/>
          <table:table-cell table:style-name="ce98" table:number-columns-repeated="4"/>
          <table:table-cell table:style-name="ce55"/>
          <table:table-cell table:number-columns-repeated="1003"/>
        </table:table-row>
        <table:table-row table:style-name="ro14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4"/>
          <table:table-cell table:style-name="ce95" table:number-columns-repeated="7"/>
          <table:table-cell table:number-columns-repeated="1003"/>
        </table:table-row>
        <table:table-row table:style-name="ro6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Zerli</text:p>
          </table:table-cell>
          <table:table-cell table:style-name="ce72" office:value-type="date" office:date-value="2020-03-30" calcext:value-type="date">
            <text:p>30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4"/>
          <table:table-cell table:style-name="ce98" table:number-columns-repeated="4"/>
          <table:table-cell table:style-name="ce55" table:number-columns-repeated="2"/>
          <table:table-cell table:number-columns-repeated="1002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7">
          <table:table-cell/>
          <table:table-cell table:style-name="ce40" table:number-columns-spanned="8" table:number-rows-spanned="4"/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2" table:number-rows-repeated="2">
          <table:table-cell/>
          <table:table-cell table:style-name="ce55"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Sprint - Movimentaçã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7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7"/>
          <table:table-cell table:number-columns-repeated="1004"/>
        </table:table-row>
        <table:table-row table:style-name="ro3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Movimentar para frente utilizando ( 'D' ou '→')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office:value-type="string" calcext:value-type="string" table:number-columns-spanned="4" table:number-rows-spanned="1">
            <text:p>O personagem se movimenta de costas quando se aperta as teclas direcionais</text:p>
          </table:table-cell>
          <table:covered-table-cell table:number-columns-repeated="3" table:style-name="ce89"/>
          <table:table-cell table:style-name="ce85" office:value-type="string" calcext:value-type="string" table:number-columns-spanned="4" table:number-rows-spanned="1">
            <text:p>Foi modificado a velocidade, para que a mesma zere no momento em que o personagem se abaixar</text:p>
          </table:table-cell>
          <table:covered-table-cell table:number-columns-repeated="3" table:style-name="ce85"/>
          <table:table-cell table:number-columns-repeated="1004"/>
        </table:table-row>
        <table:table-row table:style-name="ro3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office:value-type="string" calcext:value-type="string" table:number-columns-spanned="4" table:number-rows-spanned="1">
            <text:p>A colisão <text:s/>do personagem era maior do que deveria</text:p>
          </table:table-cell>
          <table:covered-table-cell table:number-columns-repeated="3" table:style-name="ce89"/>
          <table:table-cell table:style-name="ce89" office:value-type="string" calcext:value-type="string" table:number-columns-spanned="4" table:number-rows-spanned="1">
            <text:p>Realizado modificação nas dimensões Collider do personagem <text:s/></text:p>
          </table:table-cell>
          <table:covered-table-cell table:number-columns-repeated="3" table:style-name="ce89"/>
          <table:table-cell table:number-columns-repeated="1004"/>
        </table:table-row>
        <table:table-row table:style-name="ro1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Pular utilizando ('W' ou 'SpaceBar' ou '↑' 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Pulo Duplo utilizando ('2xW' ou '2xSpaceBar' ou '2x↑' 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Coletar passando pelo objeto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3"/>
          <table:table-cell table:style-name="ce96"/>
          <table:table-cell table:style-name="ce98" table:number-columns-repeated="4"/>
          <table:table-cell table:style-name="ce5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4"/>
          <table:table-cell table:style-name="ce95" table:number-columns-repeated="7"/>
          <table:table-cell table:number-columns-repeated="1003"/>
        </table:table-row>
        <table:table-row table:style-name="ro6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6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1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1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2-10" calcext:value-type="date">
            <text:p>10/2/2020</text:p>
          </table:table-cell>
          <table:table-cell table:style-name="ce73" office:value-type="string" calcext:value-type="string" table:number-columns-spanned="2" table:number-rows-spanned="1">
            <text:p>Parcialment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1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2-10" calcext:value-type="date">
            <text:p>10/2/2020</text:p>
          </table:table-cell>
          <table:table-cell table:style-name="ce73" office:value-type="string" calcext:value-type="string" table:number-columns-spanned="2" table:number-rows-spanned="1">
            <text:p>Parcialment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number-columns-repeated="1003"/>
        </table:table-row>
        <table:table-row table:style-name="ro1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6-14" calcext:value-type="date">
            <text:p>14/6/2020</text:p>
          </table:table-cell>
          <table:table-cell table:style-name="ce73" office:value-type="string" calcext:value-type="string" table:number-columns-spanned="2" table:number-rows-spanned="1">
            <text:p>Parcialmente</text:p>
          </table:table-cell>
          <table:covered-table-cell table:style-name="ce73"/>
          <table:table-cell table:number-columns-repeated="3"/>
          <table:table-cell table:style-name="ce55"/>
          <table:table-cell table:style-name="ce95" table:number-columns-repeated="8"/>
          <table:table-cell table:style-name="ce55"/>
          <table:table-cell table:number-columns-repeated="1002"/>
        </table:table-row>
        <table:table-row table:style-name="ro1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6-14" calcext:value-type="date">
            <text:p>14/6/2020</text:p>
          </table:table-cell>
          <table:table-cell table:style-name="ce73" office:value-type="string" calcext:value-type="string" table:number-columns-spanned="2" table:number-rows-spanned="1">
            <text:p>Sucesso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1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2-24" calcext:value-type="date">
            <text:p>24/2/2020</text:p>
          </table:table-cell>
          <table:table-cell table:style-name="ce73" office:value-type="string" calcext:value-type="string" table:number-columns-spanned="2" table:number-rows-spanned="1">
            <text:p>Sucesso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1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2-24" calcext:value-type="date">
            <text:p>24/2/2020</text:p>
          </table:table-cell>
          <table:table-cell table:style-name="ce73" office:value-type="string" calcext:value-type="string" table:number-columns-spanned="2" table:number-rows-spanned="1">
            <text:p>Sucesso</text:p>
          </table:table-cell>
          <table:covered-table-cell table:style-name="ce73"/>
          <table:table-cell table:number-columns-repeated="3"/>
          <table:table-cell table:style-name="ce55" table:number-columns-repeated="10"/>
          <table:table-cell table:number-columns-repeated="1002"/>
        </table:table-row>
        <table:table-row table:style-name="ro1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3"/>
          <table:table-cell table:style-name="ce55" table:number-columns-repeated="4"/>
          <table:table-cell table:style-name="ce98" table:number-columns-repeated="4"/>
          <table:table-cell table:style-name="ce55" table:number-columns-repeated="2"/>
          <table:table-cell table:number-columns-repeated="1002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7">
          <table:table-cell/>
          <table:table-cell table:style-name="ce40" office:value-type="string" calcext:value-type="string" table:number-columns-spanned="8" table:number-rows-spanned="7">
            <text:p> - O personagem se movimenta para a direção oposta quando se aperta simultaneamente as teclas ('D' &amp; 'S' OU '↓', 'A'  &amp; 'S' OU '↓','← ' &amp; 'S' OU '↓', '→ '  &amp; 'S' OU '↓' )</text:p>
            <text:p/>
            <text:p> - O personagem trava quando colide com uma plataforma durante o pulo</text:p>
          </table:table-cell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7"/>
          <table:table-cell table:style-name="ce99" table:number-columns-repeated="4"/>
          <table:table-cell table:number-columns-repeated="1004"/>
        </table:table-row>
        <table:table-row table:style-name="ro8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style-name="ce55" table:number-columns-repeated="7"/>
          <table:table-cell table:number-columns-repeated="1008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style-name="ce55" table:number-columns-repeated="7"/>
          <table:table-cell table:number-columns-repeated="1008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1" table:number-rows-repeated="2">
          <table:table-cell/>
          <table:table-cell table:style-name="ce55"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1015"/>
        </table:table-row>
        <table:table-row table:style-name="ro1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Movimentar para frente utilizando( 'D' ou '→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7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77"/>
          <table:table-cell table:number-columns-repeated="1015"/>
        </table:table-row>
        <table:table-row table:style-name="ro1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1015"/>
        </table:table-row>
        <table:table-row table:style-name="ro1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68"/>
          <table:table-cell table:number-columns-repeated="1015"/>
        </table:table-row>
        <table:table-row table:style-name="ro1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1015"/>
        </table:table-row>
        <table:table-row table:style-name="ro1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2-28" calcext:value-type="date">
            <text:p>28/2/2020</text:p>
          </table:table-cell>
          <table:table-cell table:style-name="ce73" office:value-type="string" calcext:value-type="string" table:number-columns-spanned="2" table:number-rows-spanned="1">
            <text:p>Sucesso</text:p>
          </table:table-cell>
          <table:covered-table-cell table:style-name="ce73"/>
          <table:table-cell table:number-columns-repeated="1015"/>
        </table:table-row>
        <table:table-row table:style-name="ro1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2-28" calcext:value-type="date">
            <text:p>28/2/2020</text:p>
          </table:table-cell>
          <table:table-cell table:style-name="ce73" office:value-type="string" calcext:value-type="string" table:number-columns-spanned="2" table:number-rows-spanned="1">
            <text:p>Sucesso</text:p>
          </table:table-cell>
          <table:covered-table-cell table:style-name="ce73"/>
          <table:table-cell table:number-columns-repeated="1015"/>
        </table:table-row>
        <table:table-row table:style-name="ro1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Ricardo</text:p>
          </table:table-cell>
          <table:table-cell table:style-name="ce72" office:value-type="date" office:date-value="2020-06-28" calcext:value-type="date">
            <text:p>28/6/2020</text:p>
          </table:table-cell>
          <table:table-cell table:style-name="ce73" office:value-type="string" calcext:value-type="string" table:number-columns-spanned="2" table:number-rows-spanned="1">
            <text:p>Sucesso</text:p>
          </table:table-cell>
          <table:covered-table-cell table:style-name="ce73"/>
          <table:table-cell table:number-columns-repeated="1015"/>
        </table:table-row>
        <table:table-row table:style-name="ro1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015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9">
          <table:table-cell/>
          <table:table-cell table:style-name="ce40" table:number-columns-spanned="8" table:number-rows-spanned="8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Sprint - Mãe" table:style-name="ta2">
        <office:forms form:automatic-focus="false" form:apply-design-mode="false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4" table:default-cell-style-name="Default"/>
        <table:table-row table:style-name="ro10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Mãe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NPC – Mãe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7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7"/>
        </table:table-row>
        <table:table-row table:style-name="ro16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deve se movimentar em direção ao Jonathan assim que ele coletar um item proibido</text:p>
          </table:table-cell>
          <table:covered-table-cell table:number-columns-repeated="2" table:style-name="ce85"/>
          <table:covered-table-cell table:style-name="ce25"/>
          <table:table-cell table:number-columns-repeated="3"/>
          <table:table-cell table:style-name="ce85" office:value-type="string" calcext:value-type="string" table:number-columns-spanned="4" table:number-rows-spanned="1">
            <text:p>Npc <text:s/>“flutuando” na tela </text:p>
          </table:table-cell>
          <table:covered-table-cell table:number-columns-repeated="3" table:style-name="ce89"/>
          <table:table-cell table:style-name="ce85" office:value-type="string" calcext:value-type="string" table:number-columns-spanned="4" table:number-rows-spanned="1">
            <text:p>bug em análise para desenvolvimento de uma solução</text:p>
          </table:table-cell>
          <table:covered-table-cell table:number-columns-repeated="3" table:style-name="ce85"/>
        </table:table-row>
        <table:table-row table:style-name="ro14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deve alcançar o Jonathan quando coletado dois itens proibidos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</table:table-row>
        <table:table-row table:style-name="ro12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não alcança o Jonathan se ele coletar dois itens proibidos mas tenha coletado um item “bala”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11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ãe alcança o Jonathan se ele coletar três itens proibidos mas tenha coletado somente um item “bala”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1"/>
        </table:table-row>
        <table:table-row table:style-name="ro5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11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68"/>
          <table:table-cell table:number-columns-repeated="11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parcialment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5-04" calcext:value-type="date">
            <text:p>4/5/2020</text:p>
          </table:table-cell>
          <table:table-cell table:style-name="ce73" office:value-type="string" calcext:value-type="string" table:number-columns-spanned="2" table:number-rows-spanned="1">
            <text:p>Não implementado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5-04" calcext:value-type="date">
            <text:p>4/5/2020</text:p>
          </table:table-cell>
          <table:table-cell table:style-name="ce73" office:value-type="string" calcext:value-type="string" table:number-columns-spanned="2" table:number-rows-spanned="1">
            <text:p>Não implementado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5-04" calcext:value-type="date">
            <text:p>4/5/2020</text:p>
          </table:table-cell>
          <table:table-cell table:style-name="ce73" office:value-type="string" calcext:value-type="string" table:number-columns-spanned="2" table:number-rows-spanned="1">
            <text:p>Não implementado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0" office:value-type="string" calcext:value-type="string" table:number-columns-spanned="8" table:number-rows-spanned="4">
            <text:p>1- O Npc segue o personagem “flutuando” na tela </text:p>
          </table:table-cell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55" table:number-columns-repeated="8"/>
          <table:table-cell table:number-columns-repeated="11"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3 Sprint - Dona Fifi" table:style-name="ta2">
        <office:forms form:automatic-focus="false" form:apply-design-mode="false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4" table:default-cell-style-name="Default"/>
        <table:table-row table:style-name="ro10" table:number-rows-repeated="2">
          <table:table-cell table:number-columns-repeated="20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86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90"/>
          <table:covered-table-cell table:style-name="ce93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Funcionalidade: NPC – Dona Fifi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NPC – Dona Fifi</text:p>
          </table:table-cell>
          <table:covered-table-cell table:number-columns-repeated="6" table:style-name="ce15"/>
          <table:covered-table-cell table:style-name="ce36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65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97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97"/>
        </table:table-row>
        <table:table-row table:style-name="ro14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deve atacar o Jonathan assim que se “esbarram”</text:p>
          </table:table-cell>
          <table:covered-table-cell table:number-columns-repeated="2" table:style-name="ce85"/>
          <table:covered-table-cell table:style-name="ce25"/>
          <table:table-cell table:number-columns-repeated="3"/>
          <table:table-cell table:style-name="ce88" office:value-type="string" calcext:value-type="string" table:number-columns-spanned="4" table:number-rows-spanned="1">
            <text:p>Npc continua atacando mesmo após o desvio </text:p>
          </table:table-cell>
          <table:covered-table-cell table:number-columns-repeated="3" table:style-name="ce89"/>
          <table:table-cell table:style-name="ce85" office:value-type="string" calcext:value-type="string" table:number-columns-spanned="4" table:number-rows-spanned="1">
            <text:p>bug em análise para desenvolvimento de uma solução</text:p>
          </table:table-cell>
          <table:covered-table-cell table:number-columns-repeated="3" table:style-name="ce85"/>
        </table:table-row>
        <table:table-row table:style-name="ro5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<text:s/>não deve <text:s/>atacar quando não houver o esbarrão</text:p>
          </table:table-cell>
          <table:covered-table-cell table:number-columns-repeated="2" table:style-name="ce30"/>
          <table:covered-table-cell table:style-name="ce77"/>
          <table:table-cell table:number-columns-repeated="3"/>
          <table:table-cell table:style-name="ce89" table:number-columns-spanned="4" table:number-rows-spanned="1"/>
          <table:covered-table-cell table:number-columns-repeated="3" table:style-name="ce89"/>
          <table:table-cell table:style-name="ce89" table:number-columns-spanned="4" table:number-rows-spanned="1"/>
          <table:covered-table-cell table:number-columns-repeated="3" table:style-name="ce89"/>
        </table:table-row>
        <table:table-row table:style-name="ro5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Npc <text:s/>deve <text:s/>cessar o ataque quando o Jonathan escapar</text:p>
          </table:table-cell>
          <table:covered-table-cell table:number-columns-repeated="2" table:style-name="ce30"/>
          <table:covered-table-cell table:style-name="ce77"/>
          <table:table-cell table:number-columns-repeated="11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1"/>
        </table:table-row>
        <table:table-row table:style-name="ro14">
          <table:table-cell/>
          <table:table-cell table:style-name="ce27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68"/>
          <table:table-cell table:number-columns-repeated="11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68" office:value-type="string" calcext:value-type="string" table:number-columns-spanned="4" table:number-rows-spanned="1">
            <text:p>Zerli Ferreira</text:p>
          </table:table-cell>
          <table:covered-table-cell table:number-columns-repeated="2" table:style-name="ce31"/>
          <table:covered-table-cell table:style-name="ce68"/>
          <table:table-cell table:number-columns-repeated="11"/>
        </table:table-row>
        <table:table-row table:style-name="ro2">
          <table:table-cell/>
          <table:table-cell table:style-name="ce29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65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65"/>
          <table:table-cell table:number-columns-repeated="11"/>
        </table:table-row>
        <table:table-row table:style-name="ro2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5-04" calcext:value-type="date">
            <text:p>4/5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59"/>
          <table:table-cell table:style-name="ce59" office:value-type="string" calcext:value-type="string">
            <text:p>João Gabriel</text:p>
          </table:table-cell>
          <table:table-cell table:style-name="ce72" office:value-type="date" office:date-value="2020-05-04" calcext:value-type="date">
            <text:p>4/5/2020</text:p>
          </table:table-cell>
          <table:table-cell table:style-name="ce73" office:value-type="string" calcext:value-type="string" table:number-columns-spanned="2" table:number-rows-spanned="1">
            <text:p>Atende parcialmente</text:p>
          </table:table-cell>
          <table:covered-table-cell table:style-name="ce73"/>
          <table:table-cell table:number-columns-repeated="11"/>
        </table:table-row>
        <table:table-row table:style-name="ro2">
          <table:table-cell/>
          <table:table-cell table:style-name="ce26" table:number-columns-spanned="8" table:number-rows-spanned="1"/>
          <table:covered-table-cell table:number-columns-repeated="6" table:style-name="ce59"/>
          <table:covered-table-cell table:style-name="ce37"/>
          <table:table-cell table:number-columns-repeated="11"/>
        </table:table-row>
        <table:table-row table:style-name="ro2">
          <table:table-cell/>
          <table:table-cell table:style-name="ce34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1"/>
        </table:table-row>
        <table:table-row table:style-name="ro2">
          <table:table-cell/>
          <table:table-cell table:style-name="ce40" office:value-type="string" calcext:value-type="string" table:number-columns-spanned="8" table:number-rows-spanned="4">
            <text:p>3 - O Npc continua os movimentos de ataque mesmo após o distanciamento do Jonathan</text:p>
          </table:table-cell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1"/>
          <table:covered-table-cell table:number-columns-repeated="6" table:style-name="ce63"/>
          <table:covered-table-cell table:style-name="ce81"/>
          <table:table-cell table:number-columns-repeated="11"/>
        </table:table-row>
        <table:table-row table:style-name="ro2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1"/>
        </table:table-row>
        <table:table-row table:style-name="ro2" table:number-rows-repeated="2">
          <table:table-cell/>
          <table:table-cell table:style-name="ce55" table:number-columns-repeated="8"/>
          <table:table-cell table:number-columns-repeated="11"/>
        </table:table-row>
        <table:table-row table:style-name="ro2" table:number-rows-repeated="1048547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4:06:49.0234433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Windows</meta:initial-creator>
    <meta:creation-date>2020-03-06T11:08:56</meta:creation-date>
    <dc:date>2020-07-20T14:47:07.631740672</dc:date>
    <meta:generator>LibreOffice/6.0.7.3$Linux_X86_64 LibreOffice_project/00m0$Build-3</meta:generator>
    <meta:editing-duration>PT1H18M55S</meta:editing-duration>
    <meta:editing-cycles>11</meta:editing-cycles>
    <meta:document-statistic meta:table-count="10" meta:cell-count="492" meta:object-count="0"/>
    <meta:user-defined meta:name="AppVersion">16.0300</meta:user-defined>
    <meta:user-defined meta:name="Company">SESI-SENAI-SP</meta:user-defined>
  </office:meta>
</office:document-meta>
</file>